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95cm" fo:min-width="3.7cm"/>
    </style:style>
    <style:style style:name="gr2" style:family="graphic" style:parent-style-name="standard">
      <style:graphic-properties draw:stroke="none" draw:fill="solid" draw:fill-color="#e995db" draw:textarea-horizontal-align="justify" draw:textarea-vertical-align="middle" draw:auto-grow-height="false" fo:min-height="0.95cm" fo:min-width="3.7cm"/>
    </style:style>
    <style:style style:name="gr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5cm" fo:min-width="3.7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5cm" fo:min-width="0.7cm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1.5cm" fo:min-width="0cm"/>
    </style:style>
    <style:style style:name="gr6" style:family="graphic" style:parent-style-name="objectwithoutfill">
      <style:graphic-properties svg:stroke-width="0.159cm" svg:stroke-color="#dddddd" draw:marker-start-width="0.439cm" draw:marker-end-width="0.439cm" draw:fill="none" draw:textarea-vertical-align="middle" fo:padding-top="0.205cm" fo:padding-bottom="0.205cm" fo:padding-left="0.33cm" fo:padding-right="0.33cm"/>
    </style:style>
    <style:style style:name="gr7" style:family="graphic" style:parent-style-name="objectwithoutfill">
      <style:graphic-properties svg:stroke-width="0.159cm" svg:stroke-color="#dddddd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objectwithoutfill">
      <style:graphic-properties svg:stroke-width="0.353cm" svg:stroke-color="#dddddd" draw:marker-start-width="0.73cm" draw:marker-end-width="0.73cm" draw:fill="none" draw:textarea-vertical-align="middle" fo:padding-top="0.302cm" fo:padding-bottom="0.302cm" fo:padding-left="0.427cm" fo:padding-right="0.427cm"/>
    </style:style>
    <style:style style:name="gr9" style:family="graphic" style:parent-style-name="objectwithoutfill">
      <style:graphic-properties svg:stroke-width="0.353cm" svg:stroke-color="#dddddd" draw:marker-start-width="0.73cm" draw:marker-end="Arrow" draw:marker-end-width="0.83cm" draw:fill="none" draw:textarea-vertical-align="middle" fo:padding-top="0.302cm" fo:padding-bottom="0.302cm" fo:padding-left="0.427cm" fo:padding-right="0.427cm"/>
    </style:style>
    <style:style style:name="gr10" style:family="graphic" style:parent-style-name="objectwithoutfill">
      <style:graphic-properties svg:stroke-width="0.212cm" svg:stroke-color="#dddddd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38cm" fo:min-width="4.882cm"/>
    </style:style>
    <style:style style:name="gr1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5cm" fo:min-width="4.9cm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6cm" fo:min-width="4.91cm"/>
    </style:style>
    <style:style style:name="gr15" style:family="graphic" style:parent-style-name="standard">
      <style:graphic-properties draw:stroke="none" svg:stroke-color="#000000" draw:fill="solid" draw:fill-color="#dddddd" draw:auto-grow-height="true" draw:auto-grow-width="false" fo:max-height="0cm" fo:min-height="1.43cm"/>
    </style:style>
    <style:style style:name="gr16" style:family="graphic" style:parent-style-name="objectwithoutfill">
      <style:graphic-properties svg:stroke-width="0.159cm" svg:stroke-color="#dddddd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draw:stroke="dash" draw:stroke-dash="Fine_20_Dashed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95cm" fo:min-width="3.7cm"/>
    </style:style>
    <style:style style:name="gr21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22" style:family="graphic" style:parent-style-name="standard">
      <style:graphic-properties draw:stroke="none" draw:fill="solid" draw:fill-color="#538ac0" draw:textarea-horizontal-align="justify" draw:textarea-vertical-align="middle" draw:auto-grow-height="false" fo:min-height="0.95cm" fo:min-width="3.7cm"/>
    </style:style>
    <style:style style:name="gr23" style:family="graphic" style:parent-style-name="standard">
      <style:graphic-properties draw:stroke="none" draw:fill="solid" draw:fill-color="#c536ae" draw:textarea-horizontal-align="justify" draw:textarea-vertical-align="middle" draw:auto-grow-height="false" fo:min-height="0.95cm" fo:min-width="3.7cm"/>
    </style:style>
    <style:style style:name="gr24" style:family="graphic" style:parent-style-name="standard">
      <style:graphic-properties draw:stroke="none" draw:fill="solid" draw:fill-color="#215588" draw:textarea-horizontal-align="justify" draw:textarea-vertical-align="middle" draw:auto-grow-height="false" fo:min-height="0.95cm" fo:min-width="3.7cm"/>
    </style:style>
    <style:style style:name="gr25" style:family="graphic" style:parent-style-name="standard">
      <style:graphic-properties draw:stroke="none" draw:fill="solid" draw:fill-color="#781268" draw:textarea-horizontal-align="justify" draw:textarea-vertical-align="middle" draw:auto-grow-height="false" fo:min-height="0.95cm" fo:min-width="3.7cm"/>
    </style:style>
    <style:style style:name="gr2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5cm" fo:min-width="6.3cm"/>
    </style:style>
    <style:style style:name="gr27" style:family="graphic" style:parent-style-name="standard">
      <style:graphic-properties draw:stroke="none" svg:stroke-color="#000000" draw:fill="solid" draw:fill-color="#dddddd" draw:auto-grow-height="true" draw:auto-grow-width="false" fo:max-height="0cm" fo:min-height="1.423cm"/>
    </style:style>
    <style:style style:name="gr28" style:family="graphic" style:parent-style-name="objectwithoutfill">
      <style:graphic-properties svg:stroke-width="0.106cm" svg:stroke-color="#000000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6.677cm"/>
    </style:style>
    <style:style style:name="pr3" style:family="presentation" style:parent-style-name="Default-outline1">
      <style:graphic-properties fo:min-height="22.94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  <style:text-properties fo:font-size="18pt"/>
    </style:style>
    <style:style style:name="P3" style:family="paragraph">
      <loext:graphic-properties draw:fill="solid" draw:fill-color="#e995db"/>
      <style:paragraph-properties fo:text-align="center"/>
      <style:text-properties fo:font-size="18pt"/>
    </style:style>
    <style:style style:name="P4" style:family="paragraph">
      <loext:graphic-properties draw:fill="solid" draw:fill-color="#b2b2b2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999999" fo:font-size="18pt"/>
    </style:style>
    <style:style style:name="P9" style:family="paragraph">
      <loext:graphic-properties draw:fill="solid" draw:fill-color="#83caff"/>
      <style:paragraph-properties fo:text-align="center"/>
      <style:text-properties fo:color="#000000" fo:font-size="18pt"/>
    </style:style>
    <style:style style:name="P10" style:family="paragraph">
      <loext:graphic-properties draw:fill="solid" draw:fill-color="#e995db"/>
      <style:paragraph-properties fo:text-align="center"/>
      <style:text-properties fo:color="#000000"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none" draw:fill-color="#ffffff"/>
      <style:text-properties fo:color="#808080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dddddd"/>
      <style:paragraph-properties fo:text-align="center"/>
      <style:text-properties fo:font-size="18pt"/>
    </style:style>
    <style:style style:name="P16" style:family="paragraph">
      <loext:graphic-properties draw:fill="solid" draw:fill-color="#538ac0"/>
      <style:paragraph-properties fo:text-align="center"/>
      <style:text-properties fo:color="#ffffff" fo:font-size="18pt"/>
    </style:style>
    <style:style style:name="P17" style:family="paragraph">
      <loext:graphic-properties draw:fill="solid" draw:fill-color="#c536ae"/>
      <style:paragraph-properties fo:text-align="center"/>
      <style:text-properties fo:color="#ffffff" fo:font-size="18pt"/>
    </style:style>
    <style:style style:name="P18" style:family="paragraph">
      <loext:graphic-properties draw:fill="solid" draw:fill-color="#215588"/>
      <style:paragraph-properties fo:text-align="center"/>
      <style:text-properties fo:color="#ffffff" fo:font-size="18pt"/>
    </style:style>
    <style:style style:name="P19" style:family="paragraph">
      <loext:graphic-properties draw:fill="solid" draw:fill-color="#781268"/>
      <style:paragraph-properties fo:text-align="center"/>
      <style:text-properties fo:color="#ffffff" fo:font-size="18pt"/>
    </style:style>
    <style:style style:name="T1" style:family="text">
      <style:text-properties fo:font-size="18pt"/>
    </style:style>
    <style:style style:name="T2" style:family="text">
      <style:text-properties fo:color="#999999" fo:font-size="18pt"/>
    </style:style>
    <style:style style:name="T3" style:family="text">
      <style:text-properties fo:color="#000000" fo:font-size="18pt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/>
    </style:style>
    <style:style style:name="T8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4.2cm" svg:height="1.2cm" svg:x="5.099cm" svg:y="6.7cm">
          <text:p text:style-name="P1"><text:span text:style-name="T1">5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7.899cm" svg:y="8.1cm">
          <text:p text:style-name="P1"><text:span text:style-name="T1">500 ma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5.099cm" svg:y="10.9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7.099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11.299cm" svg:y="10.9cm">
          <text:p text:style-name="P1"><text:span text:style-name="T1">1000 offsp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cm" svg:height="2cm" draw:transform="rotate (1.5707963267949) translate (9.299cm 11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14.599cm" svg:y1="10.9cm" svg:x2="14.599cm" svg:y2="7.1cm">
          <text:p/>
        </draw:line>
        <draw:line draw:style-name="gr7" draw:text-style-name="P7" draw:layer="layout" svg:x1="14.681cm" svg:y1="7.15cm" svg:x2="9.299cm" svg:y2="7.15cm">
          <text:p/>
        </draw:line>
        <draw:line draw:style-name="gr8" draw:text-style-name="P7" draw:layer="layout" svg:x1="13.9cm" svg:y1="10.9cm" svg:x2="13.899cm" svg:y2="8.7cm">
          <text:p/>
        </draw:line>
        <draw:line draw:style-name="gr9" draw:text-style-name="P7" draw:layer="layout" svg:x1="14.079cm" svg:y1="8.7cm" svg:x2="12.099cm" svg:y2="8.7cm">
          <text:p/>
        </draw:line>
        <draw:line draw:style-name="gr10" draw:text-style-name="P7" draw:layer="layout" svg:x1="8.1cm" svg:y1="9.3cm" svg:x2="8.1cm" svg:y2="10.9cm">
          <text:p/>
        </draw:line>
        <draw:line draw:style-name="gr10" draw:text-style-name="P7" draw:layer="layout" svg:x1="6.1cm" svg:y1="7.9cm" svg:x2="6.1cm" svg:y2="10.9cm">
          <text:p/>
        </draw:line>
        <draw:frame draw:style-name="gr11" draw:text-style-name="P8" draw:layer="layout" svg:width="4.18cm" svg:height="0.962cm" svg:x="10.499cm" svg:y="6.1cm">
          <draw:text-box>
            <text:p><text:span text:style-name="T2">phenotype</text:span></text:p>
          </draw:text-box>
        </draw:frame>
        <draw:custom-shape draw:style-name="gr1" draw:text-style-name="P9" draw:layer="layout" svg:width="4.2cm" svg:height="1.2cm" svg:x="5.1cm" svg:y="16.5cm">
          <text:p text:style-name="P1"><text:span text:style-name="T3">10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4.2cm" svg:height="1.2cm" svg:x="7.9cm" svg:y="17.9cm">
          <text:p text:style-name="P1"><text:span text:style-name="T3">1000 m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7.1cm" svg:y="17.7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18cm" svg:height="0.962cm" svg:x="10.5cm" svg:y="15.9cm">
          <draw:text-box>
            <text:p><text:span text:style-name="T2">phenotype</text:span></text:p>
          </draw:text-box>
        </draw:frame>
        <draw:custom-shape draw:style-name="gr12" draw:text-style-name="P11" draw:layer="layout" svg:width="5.382cm" svg:height="2.288cm" draw:transform="skewX (0.000872664625997166) rotate (1.58388629618485) translate (0.9cm 12.1cm)">
          <text:p text:style-name="P1">Population 1<text:line-break/>h<text:span text:style-name="T4">2</text:span><text:span text:style-name="T5"> = 0.7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4cm" svg:height="2.3cm" draw:transform="rotate (1.5707963267949) translate (1cm 21.8cm)">
          <text:p text:style-name="P1">Population 2<text:line-break/>h<text:span text:style-name="T4">2</text:span><text:span text:style-name="T5"> = 0.8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41cm" svg:height="2.31cm" draw:transform="rotate (1.5707963267949) translate (0.9cm 31.6cm)">
          <text:p text:style-name="P1">Population 3<text:line-break/>h<text:span text:style-name="T4">2</text:span><text:span text:style-name="T5"> = 0.9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2.6cm" svg:height="1.68cm" svg:x="3.6cm" svg:y="3.327cm">
          <draw:text-box>
            <text:p text:style-name="P1">Generations 1 – 10<text:line-break/>Burn-in</text:p>
          </draw:text-box>
        </draw:frame>
        <draw:custom-shape draw:style-name="gr4" draw:text-style-name="P5" draw:layer="layout" svg:width="1.2cm" svg:height="0.8cm" svg:x="11.9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11.901cm" svg:y="17.7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2.6cm" svg:height="1.68cm" svg:x="17.3cm" svg:y="3.327cm">
          <draw:text-box>
            <text:p text:style-name="P1">Generations 11 – 20<text:line-break/>Import</text:p>
          </draw:text-box>
        </draw:frame>
        <draw:custom-shape draw:style-name="gr3" draw:text-style-name="P4" draw:layer="layout" svg:width="4.2cm" svg:height="1.2cm" svg:x="5.099cm" svg:y="20.6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7.099cm" svg:y="1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11.299cm" svg:y="20.7cm">
          <text:p text:style-name="P1"><text:span text:style-name="T1">2000 offsp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cm" svg:height="2cm" draw:transform="rotate (1.5707963267949) translate (9.299cm 21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14.599cm" svg:y1="20.7cm" svg:x2="14.599cm" svg:y2="16.9cm">
          <text:p/>
        </draw:line>
        <draw:line draw:style-name="gr7" draw:text-style-name="P7" draw:layer="layout" svg:x1="14.681cm" svg:y1="16.95cm" svg:x2="9.299cm" svg:y2="16.95cm">
          <text:p/>
        </draw:line>
        <draw:line draw:style-name="gr8" draw:text-style-name="P7" draw:layer="layout" svg:x1="13.9cm" svg:y1="20.7cm" svg:x2="13.899cm" svg:y2="18.5cm">
          <text:p/>
        </draw:line>
        <draw:line draw:style-name="gr9" draw:text-style-name="P7" draw:layer="layout" svg:x1="14.079cm" svg:y1="18.5cm" svg:x2="12.099cm" svg:y2="18.5cm">
          <text:p/>
        </draw:line>
        <draw:line draw:style-name="gr10" draw:text-style-name="P7" draw:layer="layout" svg:x1="8.1cm" svg:y1="19.1cm" svg:x2="8.1cm" svg:y2="20.7cm">
          <text:p/>
        </draw:line>
        <draw:line draw:style-name="gr10" draw:text-style-name="P7" draw:layer="layout" svg:x1="6.1cm" svg:y1="17.7cm" svg:x2="6.1cm" svg:y2="20.7cm">
          <text:p/>
        </draw:line>
        <draw:frame draw:style-name="gr11" draw:text-style-name="P8" draw:layer="layout" svg:width="4.18cm" svg:height="0.962cm" svg:x="10.499cm" svg:y="15.9cm">
          <draw:text-box>
            <text:p><text:span text:style-name="T2">phenotype</text:span></text:p>
          </draw:text-box>
        </draw:frame>
        <draw:custom-shape draw:style-name="gr1" draw:text-style-name="P9" xml:id="id1" draw:id="id1" draw:layer="layout" svg:width="4.2cm" svg:height="1.2cm" svg:x="19.6cm" svg:y="16.5cm">
          <text:p text:style-name="P1"><text:span text:style-name="T3">10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4.2cm" svg:height="1.2cm" svg:x="22.4cm" svg:y="17.9cm">
          <text:p text:style-name="P1"><text:span text:style-name="T3">1000 m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21.6cm" svg:y="17.7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18cm" svg:height="0.962cm" svg:x="25cm" svg:y="15.9cm">
          <draw:text-box>
            <text:p><text:span text:style-name="T2">phenotype</text:span></text:p>
          </draw:text-box>
        </draw:frame>
        <draw:custom-shape draw:style-name="gr4" draw:text-style-name="P5" draw:layer="layout" svg:width="1.2cm" svg:height="0.8cm" svg:x="26.401cm" svg:y="1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19.599cm" svg:y="20.7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21.599cm" svg:y="1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25.799cm" svg:y="20.7cm">
          <text:p text:style-name="P1"><text:span text:style-name="T1">2000 offsp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cm" svg:height="2cm" draw:transform="rotate (1.5707963267949) translate (23.799cm 21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29.099cm" svg:y1="20.7cm" svg:x2="29.099cm" svg:y2="16.9cm">
          <text:p/>
        </draw:line>
        <draw:line draw:style-name="gr7" draw:text-style-name="P7" draw:layer="layout" svg:x1="29.181cm" svg:y1="16.95cm" svg:x2="23.799cm" svg:y2="16.95cm">
          <text:p/>
        </draw:line>
        <draw:line draw:style-name="gr8" draw:text-style-name="P7" draw:layer="layout" svg:x1="28.4cm" svg:y1="20.7cm" svg:x2="28.399cm" svg:y2="18.5cm">
          <text:p/>
        </draw:line>
        <draw:line draw:style-name="gr9" draw:text-style-name="P7" draw:layer="layout" svg:x1="28.579cm" svg:y1="18.5cm" svg:x2="26.599cm" svg:y2="18.5cm">
          <text:p/>
        </draw:line>
        <draw:line draw:style-name="gr10" draw:text-style-name="P7" draw:layer="layout" svg:x1="22.6cm" svg:y1="19.1cm" svg:x2="22.6cm" svg:y2="20.7cm">
          <text:p/>
        </draw:line>
        <draw:line draw:style-name="gr10" draw:text-style-name="P7" draw:layer="layout" svg:x1="20.6cm" svg:y1="17.7cm" svg:x2="20.6cm" svg:y2="20.7cm">
          <text:p/>
        </draw:line>
        <draw:frame draw:style-name="gr11" draw:text-style-name="P8" draw:layer="layout" svg:width="4.18cm" svg:height="0.962cm" svg:x="24.999cm" svg:y="15.9cm">
          <draw:text-box>
            <text:p><text:span text:style-name="T2">phenotype</text:span></text:p>
          </draw:text-box>
        </draw:frame>
        <draw:custom-shape draw:style-name="gr1" draw:text-style-name="P2" draw:layer="layout" svg:width="4.2cm" svg:height="1.2cm" svg:x="19.599cm" svg:y="6.7cm">
          <text:p text:style-name="P1"><text:span text:style-name="T1">5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22.399cm" svg:y="8.1cm">
          <text:p text:style-name="P1"><text:span text:style-name="T1">500 ma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2cm" svg:height="1.2cm" svg:x="19.599cm" svg:y="10.9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21.599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25.799cm" svg:y="10.9cm">
          <text:p text:style-name="P1"><text:span text:style-name="T1">1000 offsp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cm" svg:height="2cm" draw:transform="rotate (1.5707963267949) translate (23.799cm 11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29.099cm" svg:y1="10.9cm" svg:x2="29.099cm" svg:y2="7.1cm">
          <text:p/>
        </draw:line>
        <draw:line draw:style-name="gr7" draw:text-style-name="P7" draw:layer="layout" svg:x1="29.181cm" svg:y1="7.15cm" svg:x2="23.799cm" svg:y2="7.15cm">
          <text:p/>
        </draw:line>
        <draw:line draw:style-name="gr8" draw:text-style-name="P7" draw:layer="layout" svg:x1="28.4cm" svg:y1="10.9cm" svg:x2="28.399cm" svg:y2="8.7cm">
          <text:p/>
        </draw:line>
        <draw:line draw:style-name="gr9" draw:text-style-name="P7" draw:layer="layout" svg:x1="28.579cm" svg:y1="8.7cm" svg:x2="26.599cm" svg:y2="8.7cm">
          <text:p/>
        </draw:line>
        <draw:line draw:style-name="gr10" draw:text-style-name="P7" draw:layer="layout" svg:x1="22.6cm" svg:y1="9.3cm" svg:x2="22.6cm" svg:y2="10.9cm">
          <text:p/>
        </draw:line>
        <draw:line draw:style-name="gr10" draw:text-style-name="P7" draw:layer="layout" svg:x1="20.6cm" svg:y1="7.9cm" svg:x2="20.6cm" svg:y2="10.9cm">
          <text:p/>
        </draw:line>
        <draw:frame draw:style-name="gr11" draw:text-style-name="P8" draw:layer="layout" svg:width="4.18cm" svg:height="0.962cm" svg:x="24.999cm" svg:y="6.1cm">
          <draw:text-box>
            <text:p><text:span text:style-name="T2">phenotype</text:span></text:p>
          </draw:text-box>
        </draw:frame>
        <draw:custom-shape draw:style-name="gr4" draw:text-style-name="P5" draw:layer="layout" svg:width="1.2cm" svg:height="0.8cm" svg:x="26.4cm" svg:y="7.9cm">
          <text:p/>
          <draw:enhanced-geometry svg:viewBox="0 0 21600 21600" draw:type="rectangle" draw:enhanced-path="M 0 0 L 21600 0 21600 21600 0 21600 0 0 Z N"/>
        </draw:custom-shape>
        <draw:connector draw:style-name="gr16" draw:text-style-name="P7" draw:layer="layout" draw:line-skew="-0.599cm" svg:x1="19.6cm" svg:y1="17.1cm" svg:x2="19.599cm" svg:y2="11.5cm" draw:start-shape="id1" draw:start-glue-point="3" draw:end-shape="id2" draw:end-glue-point="3" svg:d="M19600 17100h-1100v-5600h1099" svg:viewBox="0 0 1101 5601">
          <text:p/>
        </draw:connector>
        <draw:custom-shape draw:style-name="gr1" draw:text-style-name="P9" draw:layer="layout" svg:width="4.2cm" svg:height="1.2cm" svg:x="5.1cm" svg:y="26.2cm">
          <text:p text:style-name="P1"><text:span text:style-name="T3">10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4.2cm" svg:height="1.2cm" svg:x="7.9cm" svg:y="27.6cm">
          <text:p text:style-name="P1"><text:span text:style-name="T3">2000 m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7.1cm" svg:y="27.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18cm" svg:height="0.962cm" svg:x="10.5cm" svg:y="25.6cm">
          <draw:text-box>
            <text:p><text:span text:style-name="T2">phenotype</text:span></text:p>
          </draw:text-box>
        </draw:frame>
        <draw:custom-shape draw:style-name="gr4" draw:text-style-name="P5" draw:layer="layout" svg:width="1.2cm" svg:height="0.8cm" svg:x="11.901cm" svg:y="2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5.099cm" svg:y="30.4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7.099cm" svg:y="2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11.299cm" svg:y="30.4cm">
          <text:p text:style-name="P1"><text:span text:style-name="T1">4000 offsp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cm" svg:height="2cm" draw:transform="rotate (1.5707963267949) translate (9.299cm 31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14.599cm" svg:y1="30.4cm" svg:x2="14.599cm" svg:y2="26.6cm">
          <text:p/>
        </draw:line>
        <draw:line draw:style-name="gr7" draw:text-style-name="P7" draw:layer="layout" svg:x1="14.681cm" svg:y1="26.65cm" svg:x2="9.299cm" svg:y2="26.65cm">
          <text:p/>
        </draw:line>
        <draw:line draw:style-name="gr8" draw:text-style-name="P7" draw:layer="layout" svg:x1="13.9cm" svg:y1="30.4cm" svg:x2="13.899cm" svg:y2="28.2cm">
          <text:p/>
        </draw:line>
        <draw:line draw:style-name="gr9" draw:text-style-name="P7" draw:layer="layout" svg:x1="14.079cm" svg:y1="28.2cm" svg:x2="12.099cm" svg:y2="28.2cm">
          <text:p/>
        </draw:line>
        <draw:line draw:style-name="gr10" draw:text-style-name="P7" draw:layer="layout" svg:x1="8.1cm" svg:y1="28.8cm" svg:x2="8.1cm" svg:y2="30.4cm">
          <text:p/>
        </draw:line>
        <draw:line draw:style-name="gr10" draw:text-style-name="P7" draw:layer="layout" svg:x1="6.1cm" svg:y1="27.4cm" svg:x2="6.1cm" svg:y2="30.4cm">
          <text:p/>
        </draw:line>
        <draw:frame draw:style-name="gr11" draw:text-style-name="P8" draw:layer="layout" svg:width="4.18cm" svg:height="0.962cm" svg:x="10.499cm" svg:y="25.6cm">
          <draw:text-box>
            <text:p><text:span text:style-name="T2">phenotype</text:span></text:p>
          </draw:text-box>
        </draw:frame>
        <draw:custom-shape draw:style-name="gr1" draw:text-style-name="P9" xml:id="id3" draw:id="id3" draw:layer="layout" svg:width="4.2cm" svg:height="1.2cm" svg:x="19.6cm" svg:y="26.2cm">
          <text:p text:style-name="P1"><text:span text:style-name="T3">10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4.2cm" svg:height="1.2cm" svg:x="22.4cm" svg:y="27.6cm">
          <text:p text:style-name="P1"><text:span text:style-name="T3">2000 m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21.6cm" svg:y="27.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18cm" svg:height="0.962cm" svg:x="25cm" svg:y="25.6cm">
          <draw:text-box>
            <text:p><text:span text:style-name="T2">phenotype</text:span></text:p>
          </draw:text-box>
        </draw:frame>
        <draw:custom-shape draw:style-name="gr4" draw:text-style-name="P5" draw:layer="layout" svg:width="1.2cm" svg:height="0.8cm" svg:x="26.401cm" svg:y="2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19.599cm" svg:y="30.4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21.599cm" svg:y="2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25.799cm" svg:y="30.4cm">
          <text:p text:style-name="P1"><text:span text:style-name="T1">4000 offsp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cm" svg:height="2cm" draw:transform="rotate (1.5707963267949) translate (23.799cm 31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29.099cm" svg:y1="30.4cm" svg:x2="29.099cm" svg:y2="26.6cm">
          <text:p/>
        </draw:line>
        <draw:line draw:style-name="gr7" draw:text-style-name="P7" draw:layer="layout" svg:x1="29.181cm" svg:y1="26.65cm" svg:x2="23.799cm" svg:y2="26.65cm">
          <text:p/>
        </draw:line>
        <draw:line draw:style-name="gr8" draw:text-style-name="P7" draw:layer="layout" svg:x1="28.4cm" svg:y1="30.4cm" svg:x2="28.399cm" svg:y2="28.2cm">
          <text:p/>
        </draw:line>
        <draw:line draw:style-name="gr9" draw:text-style-name="P7" draw:layer="layout" svg:x1="28.579cm" svg:y1="28.2cm" svg:x2="26.599cm" svg:y2="28.2cm">
          <text:p/>
        </draw:line>
        <draw:line draw:style-name="gr10" draw:text-style-name="P7" draw:layer="layout" svg:x1="22.6cm" svg:y1="28.8cm" svg:x2="22.6cm" svg:y2="30.4cm">
          <text:p/>
        </draw:line>
        <draw:line draw:style-name="gr10" draw:text-style-name="P7" draw:layer="layout" svg:x1="20.6cm" svg:y1="27.4cm" svg:x2="20.6cm" svg:y2="30.4cm">
          <text:p/>
        </draw:line>
        <draw:frame draw:style-name="gr11" draw:text-style-name="P8" draw:layer="layout" svg:width="4.18cm" svg:height="0.962cm" svg:x="24.999cm" svg:y="25.6cm">
          <draw:text-box>
            <text:p><text:span text:style-name="T2">phenotype</text:span></text:p>
          </draw:text-box>
        </draw:frame>
        <draw:connector draw:style-name="gr16" draw:text-style-name="P7" draw:layer="layout" draw:line-skew="-1.199cm" svg:x1="19.6cm" svg:y1="26.8cm" svg:x2="19.599cm" svg:y2="11.5cm" draw:start-shape="id3" draw:start-glue-point="3" draw:end-shape="id2" draw:end-glue-point="3" svg:d="M19600 26800h-1700v-15300h1699" svg:viewBox="0 0 1701 15301">
          <text:p/>
        </draw:connector>
        <draw:line draw:style-name="gr17" draw:text-style-name="P7" draw:layer="layout" svg:x1="16.702cm" svg:y1="0cm" svg:x2="16.699cm" svg:y2="33.201cm">
          <text:p/>
        </draw:line>
        <draw:frame draw:style-name="gr18" draw:text-style-name="P13" draw:layer="layout" svg:width="8.201cm" svg:height="3.095cm" svg:x="19.399cm" svg:y="12cm">
          <draw:text-box>
            <text:p><text:span text:style-name="T6">80% population 1 males</text:span><text:span text:style-name="T6"><text:line-break/></text:span><text:span text:style-name="T6">10% population 2 males</text:span><text:span text:style-name="T6"><text:line-break/></text:span><text:span text:style-name="T6">10% </text:span><text:span text:style-name="T7">population 3 males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4.2cm" svg:height="1.2cm" svg:x="3.999cm" svg:y="6.7cm">
          <text:p text:style-name="P1"><text:span text:style-name="T1">5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6.799cm" svg:y="8.1cm">
          <text:p text:style-name="P1"><text:span text:style-name="T1">500 ma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3.999cm" svg:y="10.9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5.999cm" svg:y="7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10.199cm" svg:y="10.9cm">
          <text:p text:style-name="P1"><text:span text:style-name="T1">1000 offspr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6cm" svg:height="1.2cm" draw:transform="rotate (1.5707963267949) translate (8.599cm 11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13.499cm" svg:y1="10.3cm" svg:x2="13.499cm" svg:y2="7.1cm">
          <text:p/>
        </draw:line>
        <draw:line draw:style-name="gr7" draw:text-style-name="P7" draw:layer="layout" svg:x1="13.58cm" svg:y1="7.1cm" svg:x2="8.4cm" svg:y2="7.1cm">
          <text:p/>
        </draw:line>
        <draw:line draw:style-name="gr8" draw:text-style-name="P7" draw:layer="layout" svg:x1="12.799cm" svg:y1="10.3cm" svg:x2="12.799cm" svg:y2="8.7cm">
          <text:p/>
        </draw:line>
        <draw:line draw:style-name="gr9" draw:text-style-name="P7" draw:layer="layout" svg:x1="12.979cm" svg:y1="8.7cm" svg:x2="10.999cm" svg:y2="8.7cm">
          <text:p/>
        </draw:line>
        <draw:line draw:style-name="gr10" draw:text-style-name="P7" draw:layer="layout" svg:x1="7.126cm" svg:y1="9.502cm" svg:x2="7.126cm" svg:y2="10.7cm">
          <text:p/>
        </draw:line>
        <draw:line draw:style-name="gr10" draw:text-style-name="P7" draw:layer="layout" svg:x1="4.925cm" svg:y1="8.102cm" svg:x2="4.925cm" svg:y2="10.7cm">
          <text:p/>
        </draw:line>
        <draw:frame draw:style-name="gr11" draw:text-style-name="P8" draw:layer="layout" svg:width="4.18cm" svg:height="0.962cm" svg:x="9.399cm" svg:y="6.1cm">
          <draw:text-box>
            <text:p><text:span text:style-name="T2">phenotype</text:span></text:p>
          </draw:text-box>
        </draw:frame>
        <draw:custom-shape draw:style-name="gr22" draw:text-style-name="P16" draw:layer="layout" svg:width="4.2cm" svg:height="1.2cm" svg:x="17.4cm" svg:y="6.6cm">
          <text:p text:style-name="P1"><text:span text:style-name="T8">10 ma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cm" svg:height="1.2cm" svg:x="20.2cm" svg:y="8cm">
          <text:p text:style-name="P1"><text:span text:style-name="T8">1000 ma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17.4cm" svg:y="10.8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19.4cm" svg:y="7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23.6cm" svg:y="10.8cm">
          <text:p text:style-name="P1"><text:span text:style-name="T1">2000 offspr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6cm" svg:height="1.2cm" draw:transform="rotate (1.5707963267949) translate (22cm 11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26.9cm" svg:y1="10.2cm" svg:x2="26.9cm" svg:y2="7cm">
          <text:p/>
        </draw:line>
        <draw:line draw:style-name="gr7" draw:text-style-name="P7" draw:layer="layout" svg:x1="26.981cm" svg:y1="7cm" svg:x2="21.801cm" svg:y2="7cm">
          <text:p/>
        </draw:line>
        <draw:line draw:style-name="gr8" draw:text-style-name="P7" draw:layer="layout" svg:x1="26.2cm" svg:y1="10.2cm" svg:x2="26.2cm" svg:y2="8.6cm">
          <text:p/>
        </draw:line>
        <draw:line draw:style-name="gr9" draw:text-style-name="P7" draw:layer="layout" svg:x1="26.38cm" svg:y1="8.6cm" svg:x2="24.4cm" svg:y2="8.6cm">
          <text:p/>
        </draw:line>
        <draw:line draw:style-name="gr10" draw:text-style-name="P7" draw:layer="layout" svg:x1="20.527cm" svg:y1="9.402cm" svg:x2="20.527cm" svg:y2="10.6cm">
          <text:p/>
        </draw:line>
        <draw:line draw:style-name="gr10" draw:text-style-name="P7" draw:layer="layout" svg:x1="18.326cm" svg:y1="8.002cm" svg:x2="18.326cm" svg:y2="10.6cm">
          <text:p/>
        </draw:line>
        <draw:frame draw:style-name="gr11" draw:text-style-name="P8" draw:layer="layout" svg:width="4.18cm" svg:height="0.962cm" svg:x="22.8cm" svg:y="6cm">
          <draw:text-box>
            <text:p><text:span text:style-name="T2">phenotype</text:span></text:p>
          </draw:text-box>
        </draw:frame>
        <draw:custom-shape draw:style-name="gr24" draw:text-style-name="P18" draw:layer="layout" svg:width="4.2cm" svg:height="1.2cm" svg:x="31.6cm" svg:y="6.6cm">
          <text:p text:style-name="P1"><text:span text:style-name="T8">10 mal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4.2cm" svg:height="1.2cm" svg:x="34.4cm" svg:y="8cm">
          <text:p text:style-name="P1"><text:span text:style-name="T8">2000 ma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31.6cm" svg:y="10.8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33.6cm" svg:y="7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37.8cm" svg:y="10.8cm">
          <text:p text:style-name="P1"><text:span text:style-name="T1">4000 offspr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6cm" svg:height="1.2cm" draw:transform="rotate (1.5707963267949) translate (36.2cm 11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41.1cm" svg:y1="10.2cm" svg:x2="41.1cm" svg:y2="7cm">
          <text:p/>
        </draw:line>
        <draw:line draw:style-name="gr7" draw:text-style-name="P7" draw:layer="layout" svg:x1="41.181cm" svg:y1="7cm" svg:x2="36.001cm" svg:y2="7cm">
          <text:p/>
        </draw:line>
        <draw:line draw:style-name="gr8" draw:text-style-name="P7" draw:layer="layout" svg:x1="40.4cm" svg:y1="10.2cm" svg:x2="40.4cm" svg:y2="8.6cm">
          <text:p/>
        </draw:line>
        <draw:line draw:style-name="gr9" draw:text-style-name="P7" draw:layer="layout" svg:x1="40.58cm" svg:y1="8.6cm" svg:x2="38.6cm" svg:y2="8.6cm">
          <text:p/>
        </draw:line>
        <draw:line draw:style-name="gr10" draw:text-style-name="P7" draw:layer="layout" svg:x1="34.727cm" svg:y1="9.402cm" svg:x2="34.727cm" svg:y2="10.6cm">
          <text:p/>
        </draw:line>
        <draw:line draw:style-name="gr10" draw:text-style-name="P7" draw:layer="layout" svg:x1="32.526cm" svg:y1="8.002cm" svg:x2="32.526cm" svg:y2="10.6cm">
          <text:p/>
        </draw:line>
        <draw:frame draw:style-name="gr11" draw:text-style-name="P8" draw:layer="layout" svg:width="4.18cm" svg:height="0.962cm" svg:x="37cm" svg:y="6cm">
          <draw:text-box>
            <text:p><text:span text:style-name="T2">phenotype</text:span></text:p>
          </draw:text-box>
        </draw:frame>
        <draw:custom-shape draw:style-name="gr26" draw:text-style-name="P11" draw:layer="layout" svg:width="6.8cm" svg:height="2.3cm" svg:x="5.6cm" svg:y="2.289cm">
          <text:p text:style-name="P1">Population 1<text:line-break/>h<text:span text:style-name="T4">2</text:span><text:span text:style-name="T5"> = 0.7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8cm" svg:height="2.3cm" svg:x="19.215cm" svg:y="2.244cm">
          <text:p text:style-name="P1">Population 2<text:line-break/>h<text:span text:style-name="T4">2</text:span><text:span text:style-name="T5"> = 0.8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8cm" svg:height="2.3cm" svg:x="33.186cm" svg:y="2.244cm">
          <text:p text:style-name="P1">Population 3<text:line-break/>h<text:span text:style-name="T4">2</text:span><text:span text:style-name="T5"> = 0.9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6.8cm" svg:height="1.673cm" draw:transform="rotate (-1.5707963267949) translate (45.6cm 5.6cm)">
          <draw:text-box>
            <text:p text:style-name="P1">Generations 1 – 10<text:line-break/>Burn-in</text:p>
          </draw:text-box>
        </draw:frame>
        <draw:custom-shape draw:style-name="gr4" draw:text-style-name="P5" draw:layer="layout" svg:width="1.2cm" svg:height="0.8cm" svg:x="10.8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24.201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38.401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1.2cm" svg:x="4cm" svg:y="15.8cm">
          <text:p text:style-name="P1"><text:span text:style-name="T1">5 m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6.8cm" svg:y="17.2cm">
          <text:p text:style-name="P1"><text:span text:style-name="T1">500 ma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5" draw:id="id5" draw:layer="layout" svg:width="4.2cm" svg:height="1.2cm" svg:x="4cm" svg:y="20cm">
          <text:p text:style-name="P1"><text:span text:style-name="T1">Ma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2cm" svg:height="0.8cm" svg:x="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10.2cm" svg:y="20cm">
          <text:p text:style-name="P1"><text:span text:style-name="T1">1000 offspr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6cm" svg:height="1.2cm" draw:transform="rotate (1.5707963267949) translate (8.6cm 2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13.5cm" svg:y1="19.4cm" svg:x2="13.5cm" svg:y2="16.2cm">
          <text:p/>
        </draw:line>
        <draw:line draw:style-name="gr7" draw:text-style-name="P7" draw:layer="layout" svg:x1="13.581cm" svg:y1="16.2cm" svg:x2="8.401cm" svg:y2="16.2cm">
          <text:p/>
        </draw:line>
        <draw:line draw:style-name="gr8" draw:text-style-name="P7" draw:layer="layout" svg:x1="12.8cm" svg:y1="19.4cm" svg:x2="12.8cm" svg:y2="17.8cm">
          <text:p/>
        </draw:line>
        <draw:line draw:style-name="gr9" draw:text-style-name="P7" draw:layer="layout" svg:x1="12.98cm" svg:y1="17.8cm" svg:x2="11cm" svg:y2="17.8cm">
          <text:p/>
        </draw:line>
        <draw:line draw:style-name="gr10" draw:text-style-name="P7" draw:layer="layout" svg:x1="7.127cm" svg:y1="18.602cm" svg:x2="7.127cm" svg:y2="19.8cm">
          <text:p/>
        </draw:line>
        <draw:line draw:style-name="gr10" draw:text-style-name="P7" draw:layer="layout" svg:x1="4.926cm" svg:y1="17.202cm" svg:x2="4.926cm" svg:y2="19.8cm">
          <text:p/>
        </draw:line>
        <draw:frame draw:style-name="gr11" draw:text-style-name="P8" draw:layer="layout" svg:width="4.18cm" svg:height="0.962cm" svg:x="9.4cm" svg:y="15.2cm">
          <draw:text-box>
            <text:p><text:span text:style-name="T2">phenotype</text:span></text:p>
          </draw:text-box>
        </draw:frame>
        <draw:custom-shape draw:style-name="gr22" draw:text-style-name="P16" xml:id="id4" draw:id="id4" draw:layer="layout" svg:width="4.2cm" svg:height="1.2cm" svg:x="17.401cm" svg:y="15.7cm">
          <text:p text:style-name="P1"><text:span text:style-name="T8">10 ma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cm" svg:height="1.2cm" svg:x="20.201cm" svg:y="17.1cm">
          <text:p text:style-name="P1"><text:span text:style-name="T8">1000 ma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17.401cm" svg:y="19.9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19.401cm" svg:y="16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23.601cm" svg:y="19.9cm">
          <text:p text:style-name="P1"><text:span text:style-name="T1">2000 offspr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6cm" svg:height="1.2cm" draw:transform="rotate (1.5707963267949) translate (22.001cm 20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26.901cm" svg:y1="19.3cm" svg:x2="26.901cm" svg:y2="16.1cm">
          <text:p/>
        </draw:line>
        <draw:line draw:style-name="gr7" draw:text-style-name="P7" draw:layer="layout" svg:x1="26.982cm" svg:y1="16.1cm" svg:x2="21.802cm" svg:y2="16.1cm">
          <text:p/>
        </draw:line>
        <draw:line draw:style-name="gr8" draw:text-style-name="P7" draw:layer="layout" svg:x1="26.201cm" svg:y1="19.3cm" svg:x2="26.201cm" svg:y2="17.7cm">
          <text:p/>
        </draw:line>
        <draw:line draw:style-name="gr9" draw:text-style-name="P7" draw:layer="layout" svg:x1="26.381cm" svg:y1="17.7cm" svg:x2="24.401cm" svg:y2="17.7cm">
          <text:p/>
        </draw:line>
        <draw:line draw:style-name="gr10" draw:text-style-name="P7" draw:layer="layout" svg:x1="20.528cm" svg:y1="18.502cm" svg:x2="20.528cm" svg:y2="19.7cm">
          <text:p/>
        </draw:line>
        <draw:line draw:style-name="gr10" draw:text-style-name="P7" draw:layer="layout" svg:x1="18.327cm" svg:y1="17.102cm" svg:x2="18.327cm" svg:y2="19.7cm">
          <text:p/>
        </draw:line>
        <draw:frame draw:style-name="gr11" draw:text-style-name="P8" draw:layer="layout" svg:width="4.18cm" svg:height="0.962cm" svg:x="22.801cm" svg:y="15.1cm">
          <draw:text-box>
            <text:p><text:span text:style-name="T2">phenotype</text:span></text:p>
          </draw:text-box>
        </draw:frame>
        <draw:custom-shape draw:style-name="gr24" draw:text-style-name="P18" xml:id="id6" draw:id="id6" draw:layer="layout" svg:width="4.2cm" svg:height="1.2cm" svg:x="31.601cm" svg:y="15.7cm">
          <text:p text:style-name="P1"><text:span text:style-name="T8">10 mal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4.2cm" svg:height="1.2cm" svg:x="34.401cm" svg:y="17.1cm">
          <text:p text:style-name="P1"><text:span text:style-name="T8">2000 ma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31.601cm" svg:y="19.9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33.601cm" svg:y="16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2cm" svg:height="1.2cm" svg:x="37.801cm" svg:y="19.9cm">
          <text:p text:style-name="P1"><text:span text:style-name="T1">4000 offspr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6cm" svg:height="1.2cm" draw:transform="rotate (1.5707963267949) translate (36.201cm 20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41.101cm" svg:y1="19.3cm" svg:x2="41.101cm" svg:y2="16.1cm">
          <text:p/>
        </draw:line>
        <draw:line draw:style-name="gr7" draw:text-style-name="P7" draw:layer="layout" svg:x1="41.182cm" svg:y1="16.1cm" svg:x2="36.002cm" svg:y2="16.1cm">
          <text:p/>
        </draw:line>
        <draw:line draw:style-name="gr8" draw:text-style-name="P7" draw:layer="layout" svg:x1="40.401cm" svg:y1="19.3cm" svg:x2="40.401cm" svg:y2="17.7cm">
          <text:p/>
        </draw:line>
        <draw:line draw:style-name="gr9" draw:text-style-name="P7" draw:layer="layout" svg:x1="40.581cm" svg:y1="17.7cm" svg:x2="38.601cm" svg:y2="17.7cm">
          <text:p/>
        </draw:line>
        <draw:line draw:style-name="gr10" draw:text-style-name="P7" draw:layer="layout" svg:x1="34.728cm" svg:y1="18.502cm" svg:x2="34.728cm" svg:y2="19.7cm">
          <text:p/>
        </draw:line>
        <draw:line draw:style-name="gr10" draw:text-style-name="P7" draw:layer="layout" svg:x1="32.527cm" svg:y1="17.102cm" svg:x2="32.527cm" svg:y2="19.7cm">
          <text:p/>
        </draw:line>
        <draw:frame draw:style-name="gr11" draw:text-style-name="P8" draw:layer="layout" svg:width="4.18cm" svg:height="0.962cm" svg:x="37.001cm" svg:y="15.1cm">
          <draw:text-box>
            <text:p><text:span text:style-name="T2">phenotype</text:span></text:p>
          </draw:text-box>
        </draw:frame>
        <draw:custom-shape draw:style-name="gr4" draw:text-style-name="P5" draw:layer="layout" svg:width="1.2cm" svg:height="0.8cm" svg:x="10.801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24.202cm" svg:y="1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38.402cm" svg:y="16.9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6.8cm" svg:height="1.673cm" draw:transform="rotate (-1.5707963267949) translate (45.601cm 14.6cm)">
          <draw:text-box>
            <text:p text:style-name="P1">Generations 11 – 20<text:line-break/>Burn-in</text:p>
          </draw:text-box>
        </draw:frame>
        <draw:connector draw:style-name="gr28" draw:text-style-name="P7" draw:layer="layout" draw:line-skew="0cm -0.7cm" svg:x1="19.501cm" svg:y1="15.7cm" svg:x2="4cm" svg:y2="20.6cm" draw:start-shape="id4" draw:start-glue-point="0" draw:end-shape="id5" draw:end-glue-point="3" svg:d="M19501 15700v-500h-16701v5400h1200" svg:viewBox="0 0 16702 5401">
          <text:p/>
        </draw:connector>
        <draw:connector draw:style-name="gr28" draw:text-style-name="P7" draw:layer="layout" draw:line-skew="-0.6cm -1.7cm" svg:x1="33.701cm" svg:y1="15.7cm" svg:x2="4cm" svg:y2="20.6cm" draw:start-shape="id6" draw:start-glue-point="0" draw:end-shape="id5" draw:end-glue-point="3" svg:d="M33701 15700v-1100h-31901v6000h2200" svg:viewBox="0 0 31902 6001">
          <text:p/>
        </draw:connector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45cm" svg:height="6.677cm" svg:x="2.5cm" svg:y="1.594cm" presentation:class="title" presentation:placeholder="true">
          <draw:text-box/>
        </draw:frame>
        <draw:frame presentation:style-name="pr3" draw:layer="layout" svg:width="45cm" svg:height="23.197cm" svg:x="2.5cm" svg:y="9.358cm" presentation:class="outline" presentation:placeholder="true">
          <draw:text-box/>
        </draw:frame>
        <draw:custom-shape draw:style-name="gr4" draw:text-style-name="P5" draw:layer="layout" svg:width="1.2cm" svg:height="0.8cm" svg:x="6cm" svg:y="17.7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18cm" svg:height="0.962cm" svg:x="9.4cm" svg:y="15.9cm">
          <draw:text-box>
            <text:p><text:span text:style-name="T2">phenotype</text:span></text:p>
          </draw:text-box>
        </draw:frame>
        <draw:custom-shape draw:style-name="gr4" draw:text-style-name="P5" draw:layer="layout" svg:width="1.2cm" svg:height="0.8cm" svg:x="10.801cm" svg:y="1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3.999cm" svg:y="20.7cm">
          <text:p text:style-name="P1"><text:span text:style-name="T1">Ma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8cm" svg:x="5.999cm" svg:y="1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2cm" svg:x="10.199cm" svg:y="20.7cm">
          <text:p text:style-name="P1"><text:span text:style-name="T1">2000 offsp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cm" svg:height="2cm" draw:transform="rotate (1.5707963267949) translate (8.199cm 21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13.499cm" svg:y1="20.7cm" svg:x2="13.499cm" svg:y2="16.9cm">
          <text:p/>
        </draw:line>
        <draw:line draw:style-name="gr7" draw:text-style-name="P7" draw:layer="layout" svg:x1="13.581cm" svg:y1="16.95cm" svg:x2="8.199cm" svg:y2="16.95cm">
          <text:p/>
        </draw:line>
        <draw:line draw:style-name="gr8" draw:text-style-name="P7" draw:layer="layout" svg:x1="12.8cm" svg:y1="20.7cm" svg:x2="12.799cm" svg:y2="18.5cm">
          <text:p/>
        </draw:line>
        <draw:line draw:style-name="gr9" draw:text-style-name="P7" draw:layer="layout" svg:x1="12.979cm" svg:y1="18.5cm" svg:x2="10.999cm" svg:y2="18.5cm">
          <text:p/>
        </draw:line>
        <draw:line draw:style-name="gr10" draw:text-style-name="P7" draw:layer="layout" svg:x1="7cm" svg:y1="19.1cm" svg:x2="7cm" svg:y2="20.7cm">
          <text:p/>
        </draw:line>
        <draw:line draw:style-name="gr10" draw:text-style-name="P7" draw:layer="layout" svg:x1="5cm" svg:y1="17.7cm" svg:x2="5cm" svg:y2="20.7cm">
          <text:p/>
        </draw:line>
        <draw:frame draw:style-name="gr11" draw:text-style-name="P8" draw:layer="layout" svg:width="4.18cm" svg:height="0.962cm" svg:x="9.399cm" svg:y="15.9cm">
          <draw:text-box>
            <text:p><text:span text:style-name="T2">phenotype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6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1.199996948242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15cm" fo:margin-bottom="0cm" fo:text-indent="0cm"/>
      <style:text-properties fo:font-size="71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61cm" fo:margin-bottom="0cm" fo:text-indent="0cm"/>
      <style:text-properties fo:font-size="60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07cm" fo:margin-bottom="0cm" fo:text-indent="0cm"/>
      <style:text-properties fo:font-size="50.7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49cm" fo:margin-bottom="0cm" fo:text-indent="0cm"/>
      <style:text-properties fo:font-size="50.7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49cm" fo:margin-bottom="0cm" fo:text-indent="0cm"/>
      <style:text-properties fo:font-size="50.7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49cm" fo:margin-bottom="0cm" fo:text-indent="0cm"/>
      <style:text-properties fo:font-size="50.7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49cm" fo:margin-bottom="0cm" fo:text-indent="0cm"/>
      <style:text-properties fo:font-size="50.7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49cm" fo:margin-bottom="0cm" fo:text-indent="0cm"/>
      <style:text-properties fo:font-size="50.7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cm" fo:page-height="4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" style:page-layout-name="PM1" draw:style-name="Mdp1">
      <draw:frame presentation:style-name="Default-title" draw:layer="backgroundobjects" svg:width="45cm" svg:height="6.677cm" svg:x="2.5cm" svg:y="1.594cm" presentation:class="title" presentation:placeholder="true">
        <draw:text-box/>
      </draw:frame>
      <draw:frame presentation:style-name="Default-outline1" draw:layer="backgroundobjects" svg:width="45cm" svg:height="23.197cm" svg:x="2.5cm" svg:y="9.358cm" presentation:class="outline" presentation:placeholder="true">
        <draw:text-box/>
      </draw:frame>
      <draw:frame presentation:style-name="Mpr1" draw:text-style-name="MP2" draw:layer="backgroundobjects" svg:width="11.65cm" svg:height="2.756cm" svg:x="2.5cm" svg:y="36.4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85cm" svg:height="2.756cm" svg:x="17.1cm" svg:y="36.4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65cm" svg:height="2.756cm" svg:x="35.85cm" svg:y="36.4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6T10:34:45.450689659</meta:creation-date>
    <dc:date>2020-11-05T08:46:21.069999304</dc:date>
    <meta:editing-duration>PT2H39M51S</meta:editing-duration>
    <meta:editing-cycles>4</meta:editing-cycles>
    <meta:generator>LibreOffice/6.0.7.3$Linux_X86_64 LibreOffice_project/00m0$Build-3</meta:generator>
    <meta:document-statistic meta:object-count="235"/>
  </office:meta>
</office:document-meta>
</file>